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paragraph-rsid="0018d277"/>
    </style:style>
    <style:style style:name="P2" style:family="paragraph" style:parent-style-name="Standard">
      <style:paragraph-properties fo:text-align="start" style:justify-single-word="false"/>
      <style:text-properties officeooo:paragraph-rsid="0018d277"/>
    </style:style>
    <style:style style:name="P3" style:family="paragraph" style:parent-style-name="Standard">
      <style:paragraph-properties fo:text-align="start" style:justify-single-word="false"/>
      <style:text-properties fo:language="fr" fo:country="FR" officeooo:paragraph-rsid="0014534d"/>
    </style:style>
    <style:style style:name="P4" style:family="paragraph" style:parent-style-name="Standard">
      <style:paragraph-properties fo:text-align="start" style:justify-single-word="false"/>
      <style:text-properties fo:language="fr" fo:country="FR" officeooo:paragraph-rsid="0018d277"/>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3">
      <style:paragraph-properties fo:margin-left="0in" fo:margin-right="0in" fo:margin-top="0in" fo:margin-bottom="0in" style:contextual-spacing="false" fo:text-indent="0in" style:auto-text-indent="false"/>
    </style:style>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4">
      <style:paragraph-properties fo:margin-left="0in" fo:margin-right="0in" fo:text-indent="0in" style:auto-text-indent="false"/>
    </style:style>
    <style:style style:name="P34" style:family="paragraph" style:parent-style-name="Text_20_body" style:list-style-name="L15"/>
    <style:style style:name="P35" style:family="paragraph" style:parent-style-name="Text_20_body" style:list-style-name="L15">
      <style:paragraph-properties fo:margin-left="0in" fo:margin-right="0in" fo:margin-top="0in" fo:margin-bottom="0in" style:contextual-spacing="false" fo:text-indent="0in" style:auto-text-indent="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text-properties fo:font-size="12pt" fo:font-weight="bold" officeooo:rsid="0018d277" officeooo:paragraph-rsid="0018d277" style:font-size-asian="12pt" style:font-weight-asian="bold" style:font-size-complex="12pt" style:font-weight-complex="bold"/>
    </style:style>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text-properties fo:color="#000000" loext:opacity="100%" fo:font-size="12pt" fo:font-weight="bold" officeooo:rsid="0018d277" officeooo:paragraph-rsid="0018d277" fo:background-color="#ffff00" style:font-size-asian="12pt" style:font-weight-asian="bold" style:font-size-complex="12pt" style:font-weight-complex="bold"/>
    </style:style>
    <style:style style:name="P44" style:family="paragraph" style:parent-style-name="Text_20_body">
      <style:text-properties fo:color="#000000" loext:opacity="100%" fo:font-size="12pt" fo:font-weight="bold" officeooo:rsid="0018d277" officeooo:paragraph-rsid="001a89e1" fo:background-color="#ffff00" style:font-size-asian="12pt" style:font-weight-asian="bold" style:font-size-complex="12pt" style:font-weight-complex="bold"/>
    </style:style>
    <style:style style:name="P45" style:family="paragraph" style:parent-style-name="Text_20_body" style:list-style-name="L19"/>
    <style:style style:name="P46" style:family="paragraph" style:parent-style-name="Text_20_body" style:list-style-name="L19">
      <style:paragraph-properties fo:margin-top="0in" fo:margin-bottom="0in" style:contextual-spacing="false"/>
    </style:style>
    <style:style style:name="P47" style:family="paragraph" style:parent-style-name="Text_20_body">
      <style:text-properties officeooo:paragraph-rsid="001a89e1"/>
    </style:style>
    <style:style style:name="P48" style:family="paragraph" style:parent-style-name="Text_20_body" style:list-style-name="L20"/>
    <style:style style:name="P49" style:family="paragraph" style:parent-style-name="Text_20_body" style:list-style-name="L20">
      <style:paragraph-properties fo:margin-top="0in" fo:margin-bottom="0in" style:contextual-spacing="false"/>
    </style:style>
    <style:style style:name="P50" style:family="paragraph" style:parent-style-name="Text_20_body" style:list-style-name="L21"/>
    <style:style style:name="P51" style:family="paragraph" style:parent-style-name="Text_20_body" style:list-style-name="L21">
      <style:paragraph-properties fo:margin-top="0in" fo:margin-bottom="0in" style:contextual-spacing="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4pt" style:font-size-asian="14pt" style:font-size-complex="14pt"/>
    </style:style>
    <style:style style:name="T3" style:family="text">
      <style:text-properties fo:font-size="14pt" officeooo:rsid="0014534d" style:font-size-asian="14pt" style:font-size-complex="14pt"/>
    </style:style>
    <style:style style:name="T4" style:family="text">
      <style:text-properties fo:font-size="14pt" fo:language="fr" fo:country="FR" style:font-size-asian="14pt" style:font-size-complex="14pt"/>
    </style:style>
    <style:style style:name="T5" style:family="text">
      <style:text-properties fo:font-size="14pt" fo:language="fr" fo:country="FR" officeooo:rsid="0014534d" style:font-size-asian="14pt" style:font-size-complex="14pt"/>
    </style:style>
    <style:style style:name="T6" style:family="text">
      <style:text-properties fo:font-size="14pt" fo:language="fr" fo:country="FR" fo:font-weight="bold" style:font-size-asian="14pt" style:font-weight-asian="bold" style:font-size-complex="14pt" style:font-weight-complex="bold"/>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language="fr" fo:country="FR"/>
    </style:style>
    <style:style style:name="T10" style:family="text">
      <style:text-properties officeooo:rsid="001a89e1"/>
    </style:style>
    <style:style style:name="T11" style:family="text">
      <style:text-properties fo:font-weight="normal" officeooo:rsid="001a89e1" style:font-weight-asian="normal" style:font-weight-complex="normal"/>
    </style:style>
    <style:style style:name="T12" style:family="text">
      <style:text-properties fo:font-size="12pt" officeooo:rsid="001a89e1" style:font-size-asian="12pt" style:font-size-complex="12pt"/>
    </style:style>
    <style:style style:name="T13" style:family="text">
      <style:text-properties fo:font-size="12pt" fo:font-weight="normal" officeooo:rsid="001a89e1"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apport sur le Projet de Réorganisation d’un Réseau de Fibres Optiques</text:span><text:line-break/></text:p>
      <text:p text:style-name="P3"><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3"><text:line-break/><text:span text:style-name="T8">Partie 1: Reconstitution du Réseau</text:span></text:p>
      <text:p text:style-name="P2"><text:span text:style-name="T9"><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span></text:p>
      <text:p text:style-name="P2"><text:span text:style-name="T9"/></text:p>
      <text:p text:style-name="P2"><text:span text:style-name="T9"/></text:p>
      <text:h text:style-name="P1" text:outline-level="3"><text:span text:style-name="T9">Exercice 1 – Manipulation d’une instance de “Liste de Chaînes” (TME5)</text:span></text:h>
      <text:p text:style-name="Text_20_body">Dans cet exercice, nous nous concentrons sur la manipulation d'instances de "Liste de Chaînes". Une instance de "Liste de Chaînes" est représentée par un fichier texte contenant des informations sur les chaînes et les points du réseau. Voici un aperçu détaillé de chaque tâche à réaliser :</text:p>
      <text:h text:style-name="Heading_20_4" text:outline-level="4">Q 1.1 : Implémentation de la fonction <text:span text:style-name="Source_20_Text">lectureChaine(FILE *f);</text:span></text:h>
      <text:list text:style-name="L1">
        <text:list-item>
          <text:p text:style-name="P6">Objectif : Lire les données à partir d'un fichier texte et créer une instance de structure <text:span text:style-name="Source_20_Text">Chaines</text:span> correspondante.</text:p>
        </text:list-item>
        <text:list-item>
          <text:p text:style-name="P6">Méthode :</text:p>
          <text:list>
            <text:list-item>
              <text:p text:style-name="P6">Allouer dynamiquement une nouvelle instance de la structure <text:span text:style-name="Source_20_Text">Chaines</text:span>.</text:p>
            </text:list-item>
            <text:list-item>
              <text:p text:style-name="P6">Parcourir le fichier texte ligne par ligne en extrayant les informations sur les chaînes et les points.</text:p>
            </text:list-item>
            <text:list-item>
              <text:p text:style-name="P6">Remplir la structure <text:span text:style-name="Source_20_Text">Chaines</text:span> avec les données extraites.</text:p>
            </text:list-item>
            <text:list-item>
              <text:p text:style-name="P5">Retourner l'instance de <text:span text:style-name="Source_20_Text">Chaines</text:span> ainsi créée.</text:p>
            </text:list-item>
          </text:list>
        </text:list-item>
      </text:list>
      <text:h text:style-name="Heading_20_4" text:outline-level="4">Q 1.2 : Implémentation de la fonction <text:span text:style-name="Source_20_Text">ecrireChaine(Chaines *C, FILE *f);</text:span></text:h>
      <text:list text:style-name="L2">
        <text:list-item>
          <text:p text:style-name="P8">Objectif : Écrire les données d'une instance de <text:span text:style-name="Source_20_Text">Chaines</text:span> dans un fichier texte en respectant le format spécifié.</text:p>
        </text:list-item>
        <text:list-item>
          <text:p text:style-name="P8">Méthode :</text:p>
          <text:list>
            <text:list-item>
              <text:p text:style-name="P8">Parcourir la structure <text:span text:style-name="Source_20_Text">Chaines</text:span> et écrire les informations sur les chaînes et les points dans le fichier texte.</text:p>
            </text:list-item>
            <text:list-item>
              <text:p text:style-name="P8">Respecter l'ordre et le format des données du fichier d'origine.</text:p>
            </text:list-item>
            <text:list-item>
              <text:p text:style-name="P7">Créer un fichier de sortie avec les données écrites.</text:p>
            </text:list-item>
          </text:list>
        </text:list-item>
      </text:list>
      <text:h text:style-name="Heading_20_4" text:outline-level="4"><text:soft-page-break/>Q 1.3 : Implémentation de la fonction <text:span text:style-name="Source_20_Text">afficheChaineSVG(Chaines *C, char* nomInstance);</text:span></text:h>
      <text:list text:style-name="L3">
        <text:list-item>
          <text:p text:style-name="P10">Objectif : Générer un fichier SVG représentant graphiquement les chaînes et les points du réseau.</text:p>
        </text:list-item>
        <text:list-item>
          <text:p text:style-name="P10">Méthode :</text:p>
          <text:list>
            <text:list-item>
              <text:p text:style-name="P10">Utiliser la librairie fournie pour créer un fichier SVG.</text:p>
            </text:list-item>
            <text:list-item>
              <text:p text:style-name="P10">Parcourir la structure <text:span text:style-name="Source_20_Text">Chaines</text:span> et ajouter les éléments graphiques correspondant à chaque chaîne et point dans le fichier SVG.</text:p>
            </text:list-item>
            <text:list-item>
              <text:p text:style-name="P10">Choisir des couleurs aléatoires pour les segments de chaînes afin de les différencier.</text:p>
            </text:list-item>
            <text:list-item>
              <text:p text:style-name="P9">Générer un fichier HTML contenant le code SVG pour visualiser le réseau dans un navigateur web.</text:p>
            </text:list-item>
          </text:list>
        </text:list-item>
      </text:list>
      <text:h text:style-name="Heading_20_4" text:outline-level="4">Q 1.4 : Implémentation des fonctions de calcul de longueur</text:h>
      <text:list text:style-name="L4">
        <text:list-item>
          <text:p text:style-name="P12">Objectif : Calculer la longueur totale des chaînes ainsi que la longueur de chaque chaîne individuellement.</text:p>
        </text:list-item>
        <text:list-item>
          <text:p text:style-name="P12">Méthode :</text:p>
          <text:list>
            <text:list-item>
              <text:p text:style-name="P12">Pour calculer la longueur d'une chaîne, parcourir les points de la chaîne et calculer la distance entre chaque paire de points consécutifs en utilisant la formule de distance euclidienne.</text:p>
            </text:list-item>
            <text:list-item>
              <text:p text:style-name="P12">Pour calculer la longueur totale des chaînes, additionner les longueurs de toutes les chaînes.</text:p>
            </text:list-item>
            <text:list-item>
              <text:p text:style-name="P11">Implémenter une fonction pour calculer la distance euclidienne entre deux points.</text:p>
            </text:list-item>
          </text:list>
        </text:list-item>
      </text:list>
      <text:h text:style-name="Heading_20_4" text:outline-level="4">Q 1.5 : Implémentation de la fonction <text:span text:style-name="Source_20_Text">comptePointsTotal(Chaines *C);</text:span></text:h>
      <text:list text:style-name="L5">
        <text:list-item>
          <text:p text:style-name="P14">Objectif : Compter le nombre total de points dans toutes les chaînes, en tenant compte des points répétés.</text:p>
        </text:list-item>
        <text:list-item>
          <text:p text:style-name="P14">Méthode :</text:p>
          <text:list>
            <text:list-item>
              <text:p text:style-name="P14">Parcourir toutes les chaînes et compter le nombre de points uniques.</text:p>
            </text:list-item>
            <text:list-item>
              <text:p text:style-name="P14">Compter les occurrences de chaque point dans toutes les chaînes.</text:p>
            </text:list-item>
            <text:list-item>
              <text:p text:style-name="P13">Retourner le nombre total de points comptés.</text:p>
            </text:list-item>
          </text:list>
        </text:list-item>
      </text:list>
      <text:p text:style-name="Text_20_body"/>
      <text:p text:style-name="P43">Jeux d’essais utilis<text:span text:style-name="T10">é</text:span>s :</text:p>
      <text:p text:style-name="P40"><text:span text:style-name="Strong_20_Emphasis"><text:span text:style-name="T10"><text:s text:c="7"/></text:span></text:span><text:span text:style-name="Strong_20_Emphasis"><text:span text:style-name="T11">1.</text:span></text:span><text:span text:style-name="Strong_20_Emphasis"><text:span text:style-name="T10"> </text:span></text:span><text:span text:style-name="Strong_20_Emphasis">Jeux d'essais pour la lecture et l'écriture de fichiers :</text:span></text:p>
      <text:list text:style-name="L18">
        <text:list-item>
          <text:list>
            <text:list-item>
              <text:p text:style-name="P42">Utiliser des fichiers de données au format .cha avec différentes configurations de chaînes et de points pour tester la fonction de lecture et d'écriture.</text:p>
            </text:list-item>
          </text:list>
        </text:list-item>
        <text:list-item>
          <text:p text:style-name="P41"><text:span text:style-name="Strong_20_Emphasis">Jeux d'essais pour l'affichage graphique :</text:span></text:p>
          <text:list>
            <text:list-item>
              <text:p text:style-name="P42">Créer des instances de chaînes avec des coordonnées spécifiques pour vérifier que l'affichage graphique généré est correct.</text:p>
            </text:list-item>
          </text:list>
        </text:list-item>
        <text:list-item>
          <text:p text:style-name="P41"><text:span text:style-name="Strong_20_Emphasis">Jeux d'essais pour le calcul de longueur et de nombre de points :</text:span></text:p>
          <text:list>
            <text:list-item>
              <text:p text:style-name="P41">Générer des chaînes avec des points disposés de manière à faciliter le calcul de la longueur totale et du nombre de points.</text:p>
            </text:list-item>
          </text:list>
        </text:list-item>
      </text:list>
      <text:p text:style-name="P40"/>
      <text:p text:style-name="Text_20_body"><text:soft-page-break/>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2"><text:span text:style-name="T9"/></text:p>
      <text:h text:style-name="P1" text:outline-level="3"><text:span text:style-name="T9">Exercice 2 – Première méthode : stockage par liste chaînée</text:span></text:h>
      <text:p text:style-name="Text_20_body">Dans cet exercice, nous allons mettre en œuvre l'algorithme de reconstitution de réseau en utilisant une structure de données basée sur une liste chaînée. Voici une explication détaillée des tâches à effectuer :</text:p>
      <text:h text:style-name="Heading_20_4" text:outline-level="4">Q 2.1 : Fonction <text:span text:style-name="Source_20_Text">rechercheCreeNoeudListe(Reseau *R, double x, double y);</text:span></text:h>
      <text:list text:style-name="L6">
        <text:list-item>
          <text:p text:style-name="P16">Objectif : Rechercher un nœud dans la liste chaînée des nœuds du réseau correspondant aux coordonnées (x, y) ou créer un nouveau nœud si celui-ci n'existe pas.</text:p>
        </text:list-item>
        <text:list-item>
          <text:p text:style-name="P16">Méthode :</text:p>
          <text:list>
            <text:list-item>
              <text:p text:style-name="P16">Parcourir la liste des nœuds du réseau.</text:p>
            </text:list-item>
            <text:list-item>
              <text:p text:style-name="P16">Si un nœud avec les mêmes coordonnées (x, y) est trouvé, le retourner.</text:p>
            </text:list-item>
            <text:list-item>
              <text:p text:style-name="P16">Sinon, créer un nouveau nœud avec les coordonnées (x, y) et l'ajouter à la liste des nœuds du réseau.</text:p>
            </text:list-item>
            <text:list-item>
              <text:p text:style-name="P16">Mettre à jour le nombre total de nœuds dans le réseau en incrémentant le compteur.</text:p>
            </text:list-item>
            <text:list-item>
              <text:p text:style-name="P15">Retourner le nœud nouvellement créé ou trouvé.</text:p>
            </text:list-item>
          </text:list>
        </text:list-item>
      </text:list>
      <text:h text:style-name="Heading_20_4" text:outline-level="4">Q 2.2 : Fonction <text:span text:style-name="Source_20_Text">reconstitueReseauListe(Chaines *C);</text:span></text:h>
      <text:list text:style-name="L7">
        <text:list-item>
          <text:p text:style-name="P18">Objectif : Reconstruire le réseau à partir de la liste de chaînes en utilisant une liste chaînée pour stocker les nœuds et les commodités.</text:p>
        </text:list-item>
        <text:list-item>
          <text:p text:style-name="P18">Méthode :</text:p>
          <text:list>
            <text:list-item>
              <text:p text:style-name="P18">Créer une nouvelle instance de la structure <text:span text:style-name="Source_20_Text">Reseau</text:span>.</text:p>
            </text:list-item>
            <text:list-item>
              <text:p text:style-name="P18">Parcourir chaque chaîne dans la liste <text:span text:style-name="Source_20_Text">Chaines</text:span>.</text:p>
            </text:list-item>
            <text:list-item>
              <text:p text:style-name="P18">Pour chaque point dans la chaîne, utiliser la fonction <text:span text:style-name="Source_20_Text">rechercheCreeNoeudListe</text:span> pour récupérer ou créer un nœud correspondant.</text:p>
            </text:list-item>
            <text:list-item>
              <text:p text:style-name="P18">Lier les nœuds consécutifs dans chaque chaîne en ajoutant des références de voisins.</text:p>
            </text:list-item>
            <text:list-item>
              <text:p text:style-name="P18">Pour chaque paire de points de commodités dans la liste <text:span text:style-name="Source_20_Text">Chaines</text:span>, récupérer les nœuds correspondants à l'aide de <text:span text:style-name="Source_20_Text">rechercheCreeNoeudListe</text:span> et les ajouter à la liste de commodités du réseau.</text:p>
            </text:list-item>
            <text:list-item>
              <text:p text:style-name="P17">Retourner le réseau reconstruit.</text:p>
            </text:list-item>
          </text:list>
        </text:list-item>
      </text:list>
      <text:h text:style-name="Heading_20_4" text:outline-level="4">Q 2.3 : Programme <text:span text:style-name="Source_20_Text">main ReconstitueReseau.c</text:span></text:h>
      <text:list text:style-name="L8">
        <text:list-item>
          <text:p text:style-name="P20">Objectif : Créer un programme principal qui prend un fichier .cha en paramètre de la ligne de commande et un nombre entier indiquant la méthode de stockage à utiliser.</text:p>
        </text:list-item>
        <text:list-item>
          <text:p text:style-name="P20">Méthode :</text:p>
          <text:list>
            <text:list-item>
              <text:p text:style-name="P20">Lire le fichier .cha et créer une liste de chaînes.</text:p>
            </text:list-item>
            <text:list-item>
              <text:p text:style-name="P20">Selon la méthode indiquée en ligne de commande, appeler la fonction <text:span text:style-name="Source_20_Text">reconstitueReseauListe</text:span> pour reconstruire le réseau.</text:p>
            </text:list-item>
            <text:list-item>
              <text:p text:style-name="P19">Écrire le réseau reconstruit dans un fichier de sortie ou afficher des informations pertinentes à l'utilisateur.</text:p>
            </text:list-item>
          </text:list>
        </text:list-item>
      </text:list>
      <text:p text:style-name="P44"><text:soft-page-break/>Jeux d’essais utilis<text:span text:style-name="T10">é</text:span>s :</text:p>
      <text:p text:style-name="P47"><text:span text:style-name="Strong_20_Emphasis"><text:span text:style-name="T12"><text:s text:c="7"/></text:span></text:span><text:span text:style-name="Strong_20_Emphasis"><text:span text:style-name="T13">1.</text:span></text:span><text:span text:style-name="Strong_20_Emphasis"><text:span text:style-name="T12"> </text:span></text:span><text:span text:style-name="Strong_20_Emphasis">Jeux d'essais pour la création de nœuds et de liaisons :</text:span></text:p>
      <text:list text:style-name="L19">
        <text:list-item>
          <text:list>
            <text:list-item>
              <text:p text:style-name="P46">Utiliser différentes configurations de chaînes pour tester la création des nœuds et des liaisons.</text:p>
            </text:list-item>
          </text:list>
        </text:list-item>
        <text:list-item>
          <text:p text:style-name="P45"><text:span text:style-name="Strong_20_Emphasis">Jeux d'essais pour la reconstitution du réseau :</text:span></text:p>
          <text:list>
            <text:list-item>
              <text:p text:style-name="P45">Créer des instances de chaînes variées et vérifier que le réseau reconstruit correspond bien à la structure initiale.</text:p>
            </text:list-item>
          </text:list>
        </text:list-item>
      </text:list>
      <text:p text:style-name="Text_20_body"/>
      <text:p text:style-name="Text_20_body">Cet exercice permet de mettre en place la première méthode de stockage du réseau à l'aide d'une liste chaînée. La fonction <text:span text:style-name="Source_20_Text">rechercheCreeNoeudListe</text:span> est cruciale pour créer et retrouver efficacement les nœuds du réseau, tandis que <text:span text:style-name="Source_20_Text">reconstitueReseauListe</text:span> permet de reconstruire le réseau à partir des données des chaînes.</text:p>
      <text:p text:style-name="P2"><text:span text:style-name="T9"/></text:p>
      <text:h text:style-name="P1" text:outline-level="3"><text:span text:style-name="T9">Exercice 3 – Manipulation d’un réseau</text:span></text:h>
      <text:p text:style-name="Text_20_body">Dans cet exercice, nous allons développer des méthodes pour manipuler et afficher un réseau à l'aide d'un fichier au format spécifique et d'un affichage graphique SVG. Voici une explication détaillée des tâches à réaliser :</text:p>
      <text:h text:style-name="Heading_20_4" text:outline-level="4">Q 3.1 : Fonctions <text:span text:style-name="Source_20_Text">nbCommodites(Reseau *R)</text:span> et <text:span text:style-name="Source_20_Text">nbLiaisons(Reseau *R)</text:span></text:h>
      <text:list text:style-name="L9">
        <text:list-item>
          <text:p text:style-name="P22">Objectif : Compter le nombre de commodités et de liaisons dans le réseau.</text:p>
        </text:list-item>
        <text:list-item>
          <text:p text:style-name="P22">Méthode :</text:p>
          <text:list>
            <text:list-item>
              <text:p text:style-name="P22">Pour <text:span text:style-name="Source_20_Text">nbCommodites</text:span> :</text:p>
              <text:list>
                <text:list-item>
                  <text:p text:style-name="P22">Parcourir la liste des commodités du réseau et compter leur nombre.</text:p>
                </text:list-item>
              </text:list>
            </text:list-item>
            <text:list-item>
              <text:p text:style-name="P22">Pour <text:span text:style-name="Source_20_Text">nbLiaisons</text:span> :</text:p>
              <text:list>
                <text:list-item>
                  <text:p text:style-name="P22">Parcourir la liste des nœuds du réseau.</text:p>
                </text:list-item>
                <text:list-item>
                  <text:p text:style-name="P22">Pour chaque nœud, compter le nombre de voisins pour obtenir le nombre total de liaisons.</text:p>
                </text:list-item>
              </text:list>
            </text:list-item>
            <text:list-item>
              <text:p text:style-name="P21">Retourner le nombre de commodités et de liaisons.</text:p>
            </text:list-item>
          </text:list>
        </text:list-item>
      </text:list>
      <text:h text:style-name="Heading_20_4" text:outline-level="4">Q 3.2 : Fonction <text:span text:style-name="Source_20_Text">ecrireReseau(Reseau *R, FILE *f)</text:span></text:h>
      <text:list text:style-name="L10">
        <text:list-item>
          <text:p text:style-name="P24">Objectif : Écrire le contenu du réseau dans un fichier en respectant le format spécifié.</text:p>
        </text:list-item>
        <text:list-item>
          <text:p text:style-name="P24">Méthode :</text:p>
          <text:list>
            <text:list-item>
              <text:p text:style-name="P24">Écrire dans le fichier les informations relatives au réseau telles que le nombre de nœuds, de liaisons, de commodités et le nombre maximal de fibres par câble.</text:p>
            </text:list-item>
            <text:list-item>
              <text:p text:style-name="P24">Parcourir la liste des nœuds du réseau et écrire chaque nœud dans le fichier avec ses coordonnées.</text:p>
            </text:list-item>
            <text:list-item>
              <text:p text:style-name="P24">Parcourir la liste des liaisons du réseau et écrire chaque liaison avec les numéros de ses deux extrémités.</text:p>
            </text:list-item>
            <text:list-item>
              <text:p text:style-name="P24">Parcourir la liste des commodités du réseau et écrire chaque commodité avec les numéros de ses deux nœuds à relier.</text:p>
            </text:list-item>
            <text:list-item>
              <text:p text:style-name="P23">Fermer le fichier après l'écriture.</text:p>
            </text:list-item>
          </text:list>
        </text:list-item>
      </text:list>
      <text:h text:style-name="Heading_20_4" text:outline-level="4"><text:soft-page-break/>Q 3.3 : Fonction <text:span text:style-name="Source_20_Text">afficheReseauSVG(Reseau *R, char* nomInstance)</text:span></text:h>
      <text:list text:style-name="L11">
        <text:list-item>
          <text:p text:style-name="P26">Objectif : Créer un fichier SVG en HTML pour visualiser le réseau.</text:p>
        </text:list-item>
        <text:list-item>
          <text:p text:style-name="P26">Méthode :</text:p>
          <text:list>
            <text:list-item>
              <text:p text:style-name="P26">Utiliser la librairie SVG fournie pour créer un fichier SVG en HTML.</text:p>
            </text:list-item>
            <text:list-item>
              <text:p text:style-name="P26">Dessiner les nœuds du réseau avec leurs coordonnées.</text:p>
            </text:list-item>
            <text:list-item>
              <text:p text:style-name="P26">Dessiner les liaisons entre les nœuds.</text:p>
            </text:list-item>
            <text:list-item>
              <text:p text:style-name="P26">Mettre en évidence les commodités à relier.</text:p>
            </text:list-item>
            <text:list-item>
              <text:p text:style-name="P26">Générer des couleurs aléatoires pour les liaisons.</text:p>
            </text:list-item>
            <text:list-item>
              <text:p text:style-name="P25">Enregistrer le fichier SVG pour afficher le réseau graphiquement.</text:p>
            </text:list-item>
          </text:list>
        </text:list-item>
      </text:list>
      <text:p text:style-name="P44"/>
      <text:p text:style-name="P44">Jeux d’essais utilis<text:span text:style-name="T10">é</text:span>s :</text:p>
      <text:p text:style-name="P47"><text:span text:style-name="Strong_20_Emphasis"><text:span text:style-name="T12"><text:s text:c="7"/></text:span></text:span><text:span text:style-name="Strong_20_Emphasis"><text:span text:style-name="T13">1.</text:span></text:span><text:span text:style-name="Strong_20_Emphasis"><text:span text:style-name="T12"> </text:span></text:span><text:span text:style-name="Strong_20_Emphasis">Jeux d'essais pour l'écriture du réseau dans un fichier :</text:span></text:p>
      <text:list text:style-name="L20">
        <text:list-item>
          <text:list>
            <text:list-item>
              <text:p text:style-name="P49">Créer des réseaux avec différentes configurations et vérifier que le fichier généré est correct.</text:p>
            </text:list-item>
          </text:list>
        </text:list-item>
        <text:list-item>
          <text:p text:style-name="P48"><text:span text:style-name="Strong_20_Emphasis">Jeux d'essais pour l'affichage graphique du réseau :</text:span></text:p>
          <text:list>
            <text:list-item>
              <text:p text:style-name="P48">Utiliser des réseaux de différentes tailles et structures pour vérifier que l'affichage SVG représente correctement le réseau.</text:p>
            </text:list-item>
          </text:list>
        </text:list-item>
      </text:list>
      <text:p text:style-name="Text_20_body"/>
      <text:p text:style-name="Text_20_body">Cet exercice nous permet de manipuler efficacement un réseau en comptant le nombre de commodités et de liaisons, en écrivant le réseau dans un fichier au format spécifique, et en affichant graphiquement le réseau à l'aide d'un fichier SVG. Les fonctions développées ici facilitent la représentation et la manipulation des données du réseau.</text:p>
      <text:p text:style-name="P2"><text:span text:style-name="T9"><text:line-break/><text:line-break/></text:span><text:span text:style-name="T6">Exercice 4 – Deuxième méthode : stockage par table de hachage</text:span></text:p>
      <text:p text:style-name="Text_20_body">Dans cet exercice, nous allons utiliser une table de hachage avec gestion des collisions par chaînage pour accélérer la reconstruction du réseau à partir d'une liste de chaînes. Voici une explication détaillée des tâches à réaliser :</text:p>
      <text:h text:style-name="Heading_20_4" text:outline-level="4">Q 4.1 : Structure de la table de hachage</text:h>
      <text:list text:style-name="L12">
        <text:list-item>
          <text:p text:style-name="P28">Objectif : Définir une structure <text:span text:style-name="Source_20_Text">TableHachage</text:span> pour implémenter une table de hachage avec gestion des collisions par chaînage.</text:p>
        </text:list-item>
        <text:list-item>
          <text:p text:style-name="P28">Méthode :</text:p>
          <text:list>
            <text:list-item>
              <text:p text:style-name="P28">La structure <text:span text:style-name="Source_20_Text">TableHachage</text:span> doit contenir un tableau de pointeurs vers une liste de nœuds.</text:p>
            </text:list-item>
            <text:list-item>
              <text:p text:style-name="P28">Chaque élément du tableau représente un "bucket" où sont stockés les nœuds ayant la même valeur de hachage.</text:p>
            </text:list-item>
            <text:list-item>
              <text:p text:style-name="P27">Les collisions sont gérées en utilisant le chaînage pour les éléments ayant la même valeur de hachage.</text:p>
            </text:list-item>
          </text:list>
        </text:list-item>
      </text:list>
      <text:h text:style-name="Heading_20_4" text:outline-level="4"><text:soft-page-break/>Q 4.2 : Fonction de hachage</text:h>
      <text:list text:style-name="L13">
        <text:list-item>
          <text:p text:style-name="P30">Objectif : Définir une fonction de hachage pour générer la clé à partir des coordonnées (x, y) d'un point.</text:p>
        </text:list-item>
        <text:list-item>
          <text:p text:style-name="P30">Méthode :</text:p>
          <text:list>
            <text:list-item>
              <text:p text:style-name="P31">Utiliser la fonction de hachage f(x,y)=y+(x+y)(x+y+1)2f(x,y)=y+2(x+y)(x+y+1)​ pour calculer la clé à partir des coordonnées (x, y) d'un point.</text:p>
            </text:list-item>
            <text:list-item>
              <text:p text:style-name="P29">Tester cette fonction avec différentes valeurs de x et y pour vérifier si elle produit des clés appropriées.</text:p>
            </text:list-item>
          </text:list>
        </text:list-item>
      </text:list>
      <text:h text:style-name="Heading_20_4" text:outline-level="4">Q 4.3 : Fonction de hachage pour la table de hachage</text:h>
      <text:list text:style-name="L14">
        <text:list-item>
          <text:p text:style-name="P32">Objectif : Définir une fonction de hachage pour la table de hachage en fonction du nombre de cases M.</text:p>
        </text:list-item>
        <text:list-item>
          <text:p text:style-name="P32">Méthode :</text:p>
          <text:list>
            <text:list-item>
              <text:p text:style-name="P33">Utiliser la fonction de hachage h(k)=bM(kA−⌊kA⌋)ch(k)=bM(kA−⌊kA⌋)c où A=5−12A=25</text:p>
            </text:list-item>
          </text:list>
        </text:list-item>
      </text:list>
      <text:list text:style-name="L15">
        <text:list-item>
          <text:list>
            <text:list-item>
              <text:p text:style-name="P35">​−1​ pour toute clé k.</text:p>
            </text:list-item>
            <text:list-item>
              <text:p text:style-name="P34">Tester expérimentalement différentes valeurs de M pour déterminer celle qui convient le mieux.</text:p>
            </text:list-item>
          </text:list>
        </text:list-item>
      </text:list>
      <text:h text:style-name="Heading_20_4" text:outline-level="4">Q 4.4 : Fonction <text:span text:style-name="Source_20_Text">rechercheCreeNoeudHachage(Reseau* R, TableHachage* H, double x, double y)</text:span></text:h>
      <text:list text:style-name="L16">
        <text:list-item>
          <text:p text:style-name="P37">Objectif : Retourner un nœud correspondant aux coordonnées (x, y) dans la table de hachage, en le créant si nécessaire.</text:p>
        </text:list-item>
        <text:list-item>
          <text:p text:style-name="P37">Méthode :</text:p>
          <text:list>
            <text:list-item>
              <text:p text:style-name="P37">Calculer la clé à partir des coordonnées (x, y) à l'aide de la fonction de hachage.</text:p>
            </text:list-item>
            <text:list-item>
              <text:p text:style-name="P37">Rechercher le nœud correspondant dans le bucket correspondant à cette clé.</text:p>
            </text:list-item>
            <text:list-item>
              <text:p text:style-name="P36">Si le nœud n'existe pas, le créer et l'ajouter à la fois dans la table de hachage et dans la liste des nœuds du réseau.</text:p>
            </text:list-item>
          </text:list>
        </text:list-item>
      </text:list>
      <text:h text:style-name="Heading_20_4" text:outline-level="4">Q 4.5 : Fonction <text:span text:style-name="Source_20_Text">reconstitueReseauHachage(Chaines *C, int M)</text:span></text:h>
      <text:list text:style-name="L17">
        <text:list-item>
          <text:p text:style-name="P39">Objectif : Reconstruire le réseau à partir de la liste des chaînes en utilisant une table de hachage de taille M.</text:p>
        </text:list-item>
        <text:list-item>
          <text:p text:style-name="P39">Méthode :</text:p>
          <text:list>
            <text:list-item>
              <text:p text:style-name="P39">Créer une table de hachage de taille M.</text:p>
            </text:list-item>
            <text:list-item>
              <text:p text:style-name="P39">Parcourir la liste des chaînes.</text:p>
            </text:list-item>
            <text:list-item>
              <text:p text:style-name="P39">Pour chaque point dans chaque chaîne, utiliser la fonction <text:span text:style-name="Source_20_Text">rechercheCreeNoeudHachage</text:span> pour récupérer ou créer le nœud correspondant.</text:p>
            </text:list-item>
            <text:list-item>
              <text:p text:style-name="P39">Construire les liaisons entre les nœuds comme dans l'exercice précédent.</text:p>
            </text:list-item>
            <text:list-item>
              <text:p text:style-name="P38">Retourner le réseau reconstruit.</text:p>
            </text:list-item>
          </text:list>
        </text:list-item>
      </text:list>
      <text:p text:style-name="Text_20_body"/>
      <text:p text:style-name="P44">Jeux d’essais utilis<text:span text:style-name="T10">é</text:span>s :</text:p>
      <text:p text:style-name="P47"><text:span text:style-name="Strong_20_Emphasis"><text:span text:style-name="T12"><text:s text:c="7"/></text:span></text:span><text:span text:style-name="Strong_20_Emphasis"><text:span text:style-name="T13">1.</text:span></text:span><text:span text:style-name="Strong_20_Emphasis"><text:span text:style-name="T12"> </text:span></text:span><text:span text:style-name="Strong_20_Emphasis">Jeux d'essais pour la création de la table de hachage :</text:span></text:p>
      <text:list text:style-name="L21">
        <text:list-item>
          <text:list>
            <text:list-item>
              <text:p text:style-name="P51"><text:soft-page-break/>Tester différents jeux de données avec des points de différentes configurations pour évaluer l'efficacité de la fonction de hachage.</text:p>
            </text:list-item>
          </text:list>
        </text:list-item>
        <text:list-item>
          <text:p text:style-name="P50"><text:span text:style-name="Strong_20_Emphasis">Jeux d'essais pour la recherche et la création de nœuds :</text:span></text:p>
          <text:list>
            <text:list-item>
              <text:p text:style-name="P51">Utiliser des points déjà présents dans la table de hachage ainsi que des points nouveaux pour tester la fonction de recherche et de création de nœuds.</text:p>
            </text:list-item>
          </text:list>
        </text:list-item>
        <text:list-item>
          <text:p text:style-name="P50"><text:span text:style-name="Strong_20_Emphasis">Jeux d'essais pour la reconstruction du réseau :</text:span></text:p>
          <text:list>
            <text:list-item>
              <text:p text:style-name="P50">Utiliser différentes tailles de tables de hachage et différentes configurations de chaînes pour évaluer l'efficacité de la reconstruction du réseau.</text:p>
            </text:list-item>
          </text:list>
        </text:list-item>
      </text:list>
      <text:p text:style-name="Text_20_body"/>
      <text:p text:style-name="Text_20_body">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2"><text:span text:style-name="T4"/></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4"><text:span text:style-name="T8">Partie 2: Réorganisation du Réseau</text:span></text:p>
      <text:p text:style-name="P4"><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line-break/></text:p>
      <text:p text:style-name="P3"/>
      <text:p text:style-name="P3"/>
      <text:p text:style-name="P3"/>
      <text:p text:style-name="P3"/>
      <text:p text:style-name="P3"><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7:10:34.689000000</meta:creation-date>
    <dc:date>2024-03-23T23:43:07.423000000</dc:date>
    <meta:editing-duration>PT2H1M35S</meta:editing-duration>
    <meta:editing-cycles>3</meta:editing-cycles>
    <meta:generator>LibreOffice/24.2.1.2$Windows_X86_64 LibreOffice_project/db4def46b0453cc22e2d0305797cf981b68ef5ac</meta:generator>
    <meta:document-statistic meta:table-count="0" meta:image-count="0" meta:object-count="0" meta:page-count="7" meta:paragraph-count="155" meta:word-count="2307" meta:character-count="14136" meta:non-whitespace-character-count="11967"/>
  </office:meta>
</office:document-meta>
</file>